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in" fo:margin-bottom="0in" style:contextual-spacing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margin-top="0in" fo:margin-bottom="0in" style:contextual-spacing="false"/>
      <style:text-properties fo:font-size="18pt" fo:font-weight="bold" officeooo:rsid="0019389e" officeooo:paragraph-rsid="0019389e" style:font-size-asian="18pt" style:font-weight-asian="bold" style:font-size-complex="18pt"/>
    </style:style>
    <style:style style:name="P6" style:family="paragraph" style:parent-style-name="Standard">
      <style:paragraph-properties fo:margin-top="0in" fo:margin-bottom="0in" style:contextual-spacing="false"/>
      <style:text-properties fo:background-color="#a4c2f4"/>
    </style:style>
    <style:style style:name="P7" style:family="paragraph" style:parent-style-name="Standard">
      <style:paragraph-properties fo:margin-top="0in" fo:margin-bottom="0in" style:contextual-spacing="false"/>
      <style:text-properties fo:font-size="10pt" style:font-size-asian="10pt" style:font-size-complex="10pt"/>
    </style:style>
    <style:style style:name="P8" style:family="paragraph" style:parent-style-name="Standard">
      <style:paragraph-properties fo:margin-top="0in" fo:margin-bottom="0in" style:contextual-spacing="false"/>
      <style:text-properties fo:font-weight="bold" style:font-weight-asian="bold"/>
    </style:style>
    <style:style style:name="P9" style:family="paragraph" style:parent-style-name="Standard">
      <style:paragraph-properties fo:margin-top="0in" fo:margin-bottom="0in" style:contextual-spacing="false"/>
      <style:text-properties officeooo:paragraph-rsid="00199869"/>
    </style:style>
    <style:style style:name="P10" style:family="paragraph" style:parent-style-name="Standard">
      <style:paragraph-properties fo:margin-top="0in" fo:margin-bottom="0in" style:contextual-spacing="false"/>
      <style:text-properties officeooo:rsid="00199869" officeooo:paragraph-rsid="00199869"/>
    </style:style>
    <style:style style:name="P11" style:family="paragraph" style:parent-style-name="Standard">
      <style:paragraph-properties fo:margin-top="0in" fo:margin-bottom="0in" style:contextual-spacing="false"/>
      <style:text-properties fo:font-size="12pt" fo:font-weight="bold" officeooo:rsid="0019389e" officeooo:paragraph-rsid="00199869" style:font-size-asian="12pt" style:font-weight-asian="bold" style:font-size-complex="12pt"/>
    </style:style>
    <style:style style:name="P12" style:family="paragraph" style:parent-style-name="Standard">
      <style:paragraph-properties fo:margin-top="0in" fo:margin-bottom="0in" style:contextual-spacing="false"/>
      <style:text-properties officeooo:rsid="001d8ee5" officeooo:paragraph-rsid="001d8ee5"/>
    </style:style>
    <style:style style:name="P13" style:family="paragraph" style:parent-style-name="Standard">
      <style:paragraph-properties fo:margin-top="0in" fo:margin-bottom="0in" style:contextual-spacing="false"/>
      <style:text-properties officeooo:rsid="001c5cfa" officeooo:paragraph-rsid="001c5cfa"/>
    </style:style>
    <style:style style:name="P14" style:family="paragraph" style:parent-style-name="Standard">
      <style:paragraph-properties fo:margin-top="0in" fo:margin-bottom="0in" style:contextual-spacing="false"/>
      <style:text-properties officeooo:rsid="0019389e" officeooo:paragraph-rsid="00199869"/>
    </style:style>
    <style:style style:name="P15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 style:list-style-name="WWNum2">
      <style:paragraph-properties fo:margin-left="0.5in" fo:margin-right="0in" fo:margin-top="0in" fo:margin-bottom="0in" style:contextual-spacing="true" fo:text-indent="-0.25in" style:auto-text-indent="false"/>
      <style:text-properties fo:font-weight="bold" style:font-weight-asian="bold"/>
    </style:style>
    <style:style style:name="P17" style:family="paragraph" style:parent-style-name="Standard" style:list-style-name="WWNum1">
      <style:paragraph-properties fo:margin-left="0.5in" fo:margin-right="0in" fo:margin-top="0in" fo:margin-bottom="0in" style:contextual-spacing="true" fo:text-indent="-0.25in" style:auto-text-indent="false"/>
      <style:text-properties fo:font-weight="bold" style:font-weight-asian="bold"/>
    </style:style>
    <style:style style:name="T1" style:family="text">
      <style:text-properties fo:background-color="#a4c2f4" loext:char-shading-value="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9389e" style:font-size-asian="10pt" style:font-size-complex="10pt"/>
    </style:style>
    <style:style style:name="T4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2pt" fo:font-weight="bold" officeooo:rsid="0019389e" style:font-size-asian="12pt" style:font-weight-asian="bold" style:font-size-complex="12pt"/>
    </style:style>
    <style:style style:name="T6" style:family="text">
      <style:text-properties fo:font-size="12pt" fo:font-weight="bold" officeooo:rsid="00199869" style:font-size-asian="12pt" style:font-weight-asian="bold" style:font-size-complex="12pt"/>
    </style:style>
    <style:style style:name="T7" style:family="text">
      <style:text-properties fo:font-size="12pt" fo:font-weight="bold" officeooo:rsid="001ef134" style:font-size-asian="12pt" style:font-weight-asian="bold" style:font-size-complex="12pt"/>
    </style:style>
    <style:style style:name="T8" style:family="text">
      <style:text-properties officeooo:rsid="0019389e"/>
    </style:style>
    <style:style style:name="T9" style:family="text">
      <style:text-properties officeooo:rsid="00199869"/>
    </style:style>
    <style:style style:name="T10" style:family="text">
      <style:text-properties officeooo:rsid="001b13ac"/>
    </style:style>
    <style:style style:name="T11" style:family="text">
      <style:text-properties officeooo:rsid="001f98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urso de Diseño de PCBs - CESE</text:p>
      <text:p text:style-name="P3">Hoja de presentación de proyecto</text:p>
      <text:p text:style-name="P1"/>
      <text:p text:style-name="P1"><text:span text:style-name="T1">Nombre corto del proyecto:</text:span> </text:p>
      <text:p text:style-name="P5">Poncho E<text:span text:style-name="T9">DU-</text:span>CIAA-<text:span text:style-name="T11">NXP</text:span> RF 2.4GHz <text:span text:style-name="T10">Antena PCB</text:span></text:p>
      <text:p text:style-name="P1"/>
      <text:p text:style-name="P6">Autor:</text:p>
      <text:p text:style-name="P5">Juan Vicente Montilla Cabrera</text:p>
      <text:p text:style-name="P1"/>
      <text:p text:style-name="P6">Fecha de este documento::</text:p>
      <text:p text:style-name="P1"/>
      <text:p text:style-name="P4"><text:span text:style-name="T8">02</text:span> <text:span text:style-name="T8">Noviembre</text:span> de 2016</text:p>
      <text:p text:style-name="P1"/>
      <text:p text:style-name="P6">Licencia:</text:p>
      <text:p text:style-name="P2">BSD</text:p>
      <text:p text:style-name="P1"/>
      <text:p text:style-name="P6">Repositorio de trabajo:</text:p>
      <text:p text:style-name="P4">https://completar</text:p>
      <text:p text:style-name="P1"><text:span text:style-name="T2">Proyectos abiertos Ponchos EDU-CIAA: </text:span><text:a xlink:type="simple" xlink:href="https://github.com/brengi/Ponchos.git" text:style-name="Internet_20_link"><text:span text:style-name="T4">https://github.com/brengi/Ponchos.git</text:span></text:a></text:p>
      <text:p text:style-name="P1"><text:span text:style-name="T2">Proyectos relacionados con la CIAA: </text:span><text:a xlink:type="simple" xlink:href="https://github.com/brengi/HardwareCIAA.git" text:style-name="Internet_20_link"><text:span text:style-name="T4">https://github.com/brengi/HardwareCIAA.git</text:span></text:a></text:p>
      <text:p text:style-name="P1"><text:span text:style-name="T2">Proyectos abiertos </text:span><text:span text:style-name="T3">del curso</text:span><text:span text:style-name="T2"> </text:span><text:a xlink:type="simple" xlink:href="https://github.com/brengi/CESE-PCB.git" text:style-name="Internet_20_link"><text:span text:style-name="T4">https://github.com/brengi/CESE-PCB.git</text:span></text:a></text:p>
      <text:p text:style-name="P7"/>
      <text:p text:style-name="P1"/>
      <text:p text:style-name="P6">Descripción:</text:p>
      <text:p text:style-name="P9"><text:span text:style-name="T5">Este circuito de poncho implementa una unidad de radio que opera en la banda de frecuencias abierta de 2.4GHz y compila con aplicaciones de la EDU-CIAA </text:span><text:span text:style-name="T7">NXP</text:span><text:span text:style-name="T5"> que soportan el estándar IEEE 802.15.4: IEEE Standards Association. IEEE Standard for Local and metropolitan area networks–Part 15.4: Low-Rate Wireless Personal Area Networks (LR-WPANs) </text:span><text:span text:style-name="T6">y ZIGBEE</text:span><text:span text:style-name="T5">.</text:span></text:p>
      <text:p text:style-name="P11"/>
      <text:p text:style-name="P6">Requisitos del profesor:</text:p>
      <text:p text:style-name="P8">Colocar los requisitos acordados con el profesor. Por ejemplo funciones mínimas, número de capas, tipo de fabricación, tipo de componentes y tecnología de montaje, circuitos de referencia charlados en clase, etc.</text:p>
      <text:p text:style-name="P8">Requisitos comunes a todos: </text:p>
      <text:list xml:id="list6825510085975366577" text:style-name="WWNum2">
        <text:list-item>
          <text:p text:style-name="P16">Licencia abierta (se tiene que poder publicar los archivos KiCad y la funcionalidad del circuito).</text:p>
        </text:list-item>
        <text:list-item>
          <text:p text:style-name="P16">Utilizar Kicad 4.0.x. </text:p>
        </text:list-item>
        <text:list-item>
          <text:p text:style-name="P16">Consolidar toda la documentación en forma organizada dentro del directorio de proyecto de KiCad.</text:p>
        </text:list-item>
        <text:list-item>
          <text:p text:style-name="P16">Aplicar una licencia o aclarar el Copyright.</text:p>
        </text:list-item>
        <text:list-item>
          <text:p text:style-name="P16">Considerar en cada caso, los aspectos vistos referente a documentación.</text:p>
        </text:list-item>
        <text:list-item>
          <text:p text:style-name="P16">Realizar diseño jerárquico salvo en circuitos muy pequeños.</text:p>
        </text:list-item>
        <text:list-item>
          <text:p text:style-name="P16">Siempre que sea posible, considerar para los diseños componentes que se consigan en el mercado local.</text:p>
        </text:list-item>
        <text:list-item>
          <text:p text:style-name="P16"><text:soft-page-break/>Se utilizará como proveedor de referencia a Mayer (para las reglas de diseño). </text:p>
        </text:list-item>
        <text:list-item>
          <text:p text:style-name="P16">Indicar que tipo/calidad de placa se considera para el diseño, intentando siempre que sea posible, seleccionar la de menor costo. </text:p>
        </text:list-item>
      </text:list>
      <text:p text:style-name="P1"/>
      <text:p text:style-name="P1"/>
      <text:p text:style-name="P6">Tareas y Alcance:</text:p>
      <text:p text:style-name="P8">Indicar hasta donde se pretende llegar con el diseño y que tareas involucra. Por ejemplo:</text:p>
      <text:list xml:id="list5374117973708306345" text:style-name="WWNum1">
        <text:list-item>
          <text:p text:style-name="P17">Búsqueda de esquemáticos de referencia. (Obligatorio)</text:p>
        </text:list-item>
        <text:list-item>
          <text:p text:style-name="P17">Adaptaciones de esquemático. </text:p>
        </text:list-item>
        <text:list-item>
          <text:p text:style-name="P17">Ingreso de esquemático a Kicad. (Obligatorio)</text:p>
        </text:list-item>
        <text:list-item>
          <text:p text:style-name="P17">Revisión del esquemático por un tercero. (Obligatorio)</text:p>
        </text:list-item>
        <text:list-item>
          <text:p text:style-name="P17">Cálculo de presupuesto y proveedores de componentes. <text:s/>(Obligatorio)</text:p>
        </text:list-item>
        <text:list-item>
          <text:p text:style-name="P17">Selección de footprints. (Obligatorio)</text:p>
        </text:list-item>
        <text:list-item>
          <text:p text:style-name="P17">Ubicación de componentes. (Depende lo acordado)</text:p>
        </text:list-item>
        <text:list-item>
          <text:p text:style-name="P17">Ruteo. (Depende lo acordado)</text:p>
        </text:list-item>
        <text:list-item>
          <text:p text:style-name="P17">Generación de Gerbers. <text:s/>(Depende lo acordado)</text:p>
        </text:list-item>
        <text:list-item>
          <text:p text:style-name="P17">Fabricación de prototipo. (Depende lo acordado)</text:p>
        </text:list-item>
        <text:list-item>
          <text:p text:style-name="P17">Validación funcional. (Depende lo acordado)</text:p>
        </text:list-item>
      </text:list>
      <text:p text:style-name="P1"/>
      <text:p text:style-name="P1"/>
      <text:p text:style-name="P6">Enlaces:</text:p>
      <text:p text:style-name="P8">Colocar enlaces relevantes de referencia si los hay.</text:p>
      <text:p text:style-name="P14"><text:a xlink:type="simple" xlink:href="https://standards.ieee.org/getieee802/download/802.15.4-2011.pdf"><text:span text:style-name="T9">https://standards.ieee.org/getieee802/download/802.15.4-2011.pdf</text:span></text:a></text:p>
      <text:p text:style-name="P13"><text:a xlink:type="simple" xlink:href="http://www.digikey.com/videos/en/v/Low-Power-RF-Product-CC2520/1646379569001">www.digikey.com/videos/en/v/Low-Power-RF-Product-CC2520/1646379569001</text:a></text:p>
      <text:p text:style-name="P14"><text:a xlink:type="simple" xlink:href="http://www.digikey.com/videos/en/v/Low-Power-RF-Product-CC2591/1646384367001">http://www.digikey.com/videos/en/v/Low-Power-RF-Product-CC2591/1646384367001</text:a></text:p>
      <text:p text:style-name="P10">Guía de antenas <text:a xlink:type="simple" xlink:href="http://www.ti.com/lit/an/swra161b/swra161b.pdf">http://www.ti.com/lit/an/swra161b/swra161b.pdf</text:a></text:p>
      <text:p text:style-name="P12">Using CC2591 Front End with CC2520 <text:a xlink:type="simple" xlink:href="http://www.ti.com/lit/an/swra229a/swra229a.pdf">http://www.ti.com/lit/an/swra229a/swra229a.pdf</text:a></text:p>
      <text:p text:style-name="P12"/>
      <text:p text:style-name="P10"/>
      <text:p text:style-name="P6">Imágenes:</text:p>
      <text:p text:style-name="P8">Colocar imágenes ilustrativas, por ejemplo diseño o estado actual, producto similar o a copiar, etc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25T19:11:10.257283241</dc:date>
    <meta:editing-duration>P0D</meta:editing-duration>
    <meta:editing-cycles>2</meta:editing-cycles>
    <meta:document-statistic meta:table-count="0" meta:image-count="0" meta:object-count="0" meta:page-count="2" meta:paragraph-count="51" meta:word-count="394" meta:character-count="2973" meta:non-whitespace-character-count="2642"/>
  </office:meta>
</office:document-meta>
</file>